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90000005DAF4B2A69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6b6b" draw:fill="solid" draw:fill-color="#006b6b" draw:fill-image-width="0cm" draw:fill-image-height="0cm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7cm" svg:height="3.28cm" svg:x="4.709cm" svg:y="12.329cm">
          <draw:image xlink:href="Pictures/10000201000001590000005DAF4B2A69.png" xlink:type="simple" xlink:show="embed" xlink:actuate="onLoad">
            <text:p/>
          </draw:image>
        </draw:frame>
        <draw:custom-shape draw:style-name="gr2" draw:text-style-name="P1" draw:layer="layout" svg:width="14.859cm" svg:height="4.318cm" svg:x="4.175cm" svg:y="11.9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8T12:28:11.619383727</dc:date>
    <meta:document-statistic meta:object-count="2"/>
    <meta:generator>LibreOffice/4.2.8.2$Linux_X86_64 LibreOffice_project/420m0$Build-2</meta:generator>
  </office:meta>
</office:document-meta>
</file>